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shapes>
          <draw:frame draw:z-index="0" draw:style-name="gr1" draw:text-style-name="P1" svg:width="1351.93pt" svg:height="311.78pt" svg:x="2938.65pt" svg:y="16.41pt">
            <draw:object draw:notify-on-update-of-ranges="combined.D1:combined.D3 combined.D4:combined.D67 combined.J1:combined.J3 combined.J4:combined.J67 combined.P1:combined.P3 combined.P4:combined.P67 combined.V1:combined.V3 combined.V4:combined.V67 combined.AB1:combined.AB3 combined.AB4:combined.AB67 combined.AH1:combined.AH3 combined.AH4:combined.AH67 combined.AN1:combined.AN3 combined.AN4:combined.AN67 combined.AT1:combined.AT3 combined.AT4:combined.AT67 combined.AZ1:combined.AZ3 combined.AZ4:combined.AZ67 combined.BF1:combined.BF3 combined.BF4:combined.BF67 combined.BL1:combined.BL3 combined.BL4:combined.BL67 combined.BR1:combined.BR3 combined.BR4:combined.BR67 combined.BX1:combined.BX3 combined.BX4:combined.BX67 combined.CD1:combined.CD3 combined.CD4:combined.CD67 combined.CJ1:combined.CJ3 combined.CJ4:combined.CJ67 combined.CP1:combined.CP3 combined.CP4:combined.CP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40.28pt" svg:height="287.29pt" svg:x="2949.53pt" svg:y="342.6pt">
            <draw:object draw:notify-on-update-of-ranges="combined.G1:combined.G3 combined.G4:combined.G67 combined.M1:combined.M3 combined.M4:combined.M67 combined.S1:combined.S3 combined.S4:combined.S67 combined.Y1:combined.Y3 combined.Y4:combined.Y67 combined.AE1:combined.AE3 combined.AE4:combined.AE67 combined.AK1:combined.AK3 combined.AK4:combined.AK67 combined.AQ1:combined.AQ3 combined.AQ4:combined.AQ67 combined.AW1:combined.AW3 combined.AW4:combined.AW67 combined.BC1:combined.BC3 combined.BC4:combined.BC67 combined.BI1:combined.BI3 combined.BI4:combined.BI67 combined.BO1:combined.BO3 combined.BO4:combined.BO67 combined.BU1:combined.BU3 combined.BU4:combined.BU67 combined.CA1:combined.CA3 combined.CA4:combined.CA67 combined.CG1:combined.CG3 combined.CG4:combined.CG67 combined.CM1:combined.CM3 combined.CM4:combined.CM67 combined.CS1:combined.CS3 combined.CS4:combined.CS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927" table:default-cell-style-name="Default"/>
        <table:table-row table:style-name="ro1">
          <table:table-cell/>
          <table:table-cell table:style-name="ce3" office:value-type="float" office:value="1" calcext:value-type="float" table:number-columns-spanned="6" table:number-rows-spanned="1">
            <text:p>1</text:p>
          </table:table-cell>
          <table:covered-table-cell office:value-type="float" office:value="1" calcext:value-type="float">
            <text:p>1</text:p>
          </table:covered-table-cell>
          <table:covered-table-cell table:style-name="ce3" office:value-type="float" office:value="1" calcext:value-type="float">
            <text:p>1</text:p>
          </table:covered-table-cell>
          <table:covered-table-cell office:value-type="float" office:value="1" calcext:value-type="float">
            <text:p>1</text:p>
          </table:covered-table-cell>
          <table:covered-table-cell table:style-name="ce3" office:value-type="float" office:value="1" calcext:value-type="float">
            <text:p>1</text:p>
          </table:covered-table-cell>
          <table:covered-table-cell office:value-type="float" office:value="1" calcext:value-type="float">
            <text:p>1</text:p>
          </table:covered-table-cell>
          <table:table-cell table:style-name="ce3" office:value-type="float" office:value="10" calcext:value-type="float" table:number-columns-spanned="6" table:number-rows-spanned="1">
            <text:p>10</text:p>
          </table:table-cell>
          <table:covered-table-cell office:value-type="float" office:value="10" calcext:value-type="float">
            <text:p>10</text:p>
          </table:covered-table-cell>
          <table:covered-table-cell table:style-name="ce3" office:value-type="float" office:value="10" calcext:value-type="float">
            <text:p>10</text:p>
          </table:covered-table-cell>
          <table:covered-table-cell office:value-type="float" office:value="10" calcext:value-type="float">
            <text:p>10</text:p>
          </table:covered-table-cell>
          <table:covered-table-cell table:style-name="ce3" office:value-type="float" office:value="10" calcext:value-type="float">
            <text:p>10</text:p>
          </table:covered-table-cell>
          <table:covered-table-cell office:value-type="float" office:value="10" calcext:value-type="float">
            <text:p>10</text:p>
          </table:covered-table-cell>
          <table:table-cell table:style-name="ce3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3" office:value-type="float" office:value="11" calcext:value-type="float">
            <text:p>11</text:p>
          </table:covered-table-cell>
          <table:table-cell table:style-name="ce3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3" office:value-type="float" office:value="12" calcext:value-type="float">
            <text:p>12</text:p>
          </table:covered-table-cell>
          <table:table-cell table:style-name="ce3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3" office:value-type="float" office:value="13" calcext:value-type="float">
            <text:p>13</text:p>
          </table:covered-table-cell>
          <table:table-cell table:style-name="ce3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3" office:value-type="float" office:value="14" calcext:value-type="float">
            <text:p>14</text:p>
          </table:covered-table-cell>
          <table:table-cell table:style-name="ce3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3" office:value-type="float" office:value="15" calcext:value-type="float">
            <text:p>15</text:p>
          </table:covered-table-cell>
          <table:table-cell table:style-name="ce3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 office:value-type="float" office:value="1" calcext:value-type="float">
            <text:p>1</text:p>
          </table:covered-table-cell>
          <table:table-cell table:style-name="ce3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 office:value-type="float" office:value="2" calcext:value-type="float">
            <text:p>2</text:p>
          </table:covered-table-cell>
          <table:table-cell table:style-name="ce3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 office:value-type="float" office:value="3" calcext:value-type="float">
            <text:p>3</text:p>
          </table:covered-table-cell>
          <table:table-cell table:style-name="ce3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 office:value-type="float" office:value="4" calcext:value-type="float">
            <text:p>4</text:p>
          </table:covered-table-cell>
          <table:table-cell table:style-name="ce3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 office:value-type="float" office:value="5" calcext:value-type="float">
            <text:p>5</text:p>
          </table:covered-table-cell>
          <table:table-cell table:style-name="ce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3" office:value-type="float" office:value="6" calcext:value-type="float">
            <text:p>6</text:p>
          </table:covered-table-cell>
          <table:table-cell table:style-name="ce3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3" office:value-type="float" office:value="7" calcext:value-type="float">
            <text:p>7</text:p>
          </table:covered-table-cell>
          <table:table-cell table:style-name="ce3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3" office:value-type="float" office:value="8" calcext:value-type="float">
            <text:p>8</text:p>
          </table:covered-table-cell>
          <table:table-cell table:style-name="ce3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3" office:value-type="float" office:value="9" calcext:value-type="float">
            <text:p>9</text:p>
          </table:covered-table-cell>
          <table:table-cell table:number-columns-repeated="927"/>
        </table:table-row>
        <table:table-row table:style-name="ro1">
          <table:table-cell table:style-name="ce1"/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table:number-columns-repeated="927"/>
        </table:table-row>
        <table:table-row table:style-name="ro1" table:visibility="collapse">
          <table:table-cell table:style-name="ce2"/>
          <table:table-cell table:style-name="ce2" table:formula="of:=COM.MICROSOFT.CONCAT([.B2];[.B1])" office:value-type="string" office:string-value="hmin1" calcext:value-type="string">
            <text:p>hmin1</text:p>
          </table:table-cell>
          <table:table-cell table:style-name="ce2" table:formula="of:=COM.MICROSOFT.CONCAT([.C2];[.C1])" office:value-type="string" office:string-value="hmax1" calcext:value-type="string">
            <text:p>hmax1</text:p>
          </table:table-cell>
          <table:table-cell table:style-name="ce2" table:formula="of:=COM.MICROSOFT.CONCAT([.D2];[.D1])" office:value-type="string" office:string-value="hmed1" calcext:value-type="string">
            <text:p>hmed1</text:p>
          </table:table-cell>
          <table:table-cell table:style-name="ce2" table:formula="of:=COM.MICROSOFT.CONCAT([.E2];[.E1])" office:value-type="string" office:string-value="mmin1" calcext:value-type="string">
            <text:p>mmin1</text:p>
          </table:table-cell>
          <table:table-cell table:style-name="ce2" table:formula="of:=COM.MICROSOFT.CONCAT([.F2];[.F1])" office:value-type="string" office:string-value="mmax1" calcext:value-type="string">
            <text:p>mmax1</text:p>
          </table:table-cell>
          <table:table-cell table:style-name="ce2" table:formula="of:=COM.MICROSOFT.CONCAT([.G2];[.G1])" office:value-type="string" office:string-value="mmed1" calcext:value-type="string">
            <text:p>mmed1</text:p>
          </table:table-cell>
          <table:table-cell table:style-name="ce2" table:formula="of:=COM.MICROSOFT.CONCAT([.H2];[.H1])" office:value-type="string" office:string-value="hmin10" calcext:value-type="string">
            <text:p>hmin10</text:p>
          </table:table-cell>
          <table:table-cell table:style-name="ce2" table:formula="of:=COM.MICROSOFT.CONCAT([.I2];[.I1])" office:value-type="string" office:string-value="hmax10" calcext:value-type="string">
            <text:p>hmax10</text:p>
          </table:table-cell>
          <table:table-cell table:style-name="ce2" table:formula="of:=COM.MICROSOFT.CONCAT([.J2];[.J1])" office:value-type="string" office:string-value="hmed10" calcext:value-type="string">
            <text:p>hmed10</text:p>
          </table:table-cell>
          <table:table-cell table:style-name="ce2" table:formula="of:=COM.MICROSOFT.CONCAT([.K2];[.K1])" office:value-type="string" office:string-value="mmin10" calcext:value-type="string">
            <text:p>mmin10</text:p>
          </table:table-cell>
          <table:table-cell table:style-name="ce2" table:formula="of:=COM.MICROSOFT.CONCAT([.L2];[.L1])" office:value-type="string" office:string-value="mmax10" calcext:value-type="string">
            <text:p>mmax10</text:p>
          </table:table-cell>
          <table:table-cell table:style-name="ce2" table:formula="of:=COM.MICROSOFT.CONCAT([.M2];[.M1])" office:value-type="string" office:string-value="mmed10" calcext:value-type="string">
            <text:p>mmed10</text:p>
          </table:table-cell>
          <table:table-cell table:style-name="ce2" table:formula="of:=COM.MICROSOFT.CONCAT([.N2];[.N1])" office:value-type="string" office:string-value="hmin11" calcext:value-type="string">
            <text:p>hmin11</text:p>
          </table:table-cell>
          <table:table-cell table:style-name="ce2" table:formula="of:=COM.MICROSOFT.CONCAT([.O2];[.O1])" office:value-type="string" office:string-value="hmax11" calcext:value-type="string">
            <text:p>hmax11</text:p>
          </table:table-cell>
          <table:table-cell table:style-name="ce2" table:formula="of:=COM.MICROSOFT.CONCAT([.P2];[.P1])" office:value-type="string" office:string-value="hmed11" calcext:value-type="string">
            <text:p>hmed11</text:p>
          </table:table-cell>
          <table:table-cell table:style-name="ce2" table:formula="of:=COM.MICROSOFT.CONCAT([.Q2];[.Q1])" office:value-type="string" office:string-value="mmin11" calcext:value-type="string">
            <text:p>mmin11</text:p>
          </table:table-cell>
          <table:table-cell table:style-name="ce2" table:formula="of:=COM.MICROSOFT.CONCAT([.R2];[.R1])" office:value-type="string" office:string-value="mmax11" calcext:value-type="string">
            <text:p>mmax11</text:p>
          </table:table-cell>
          <table:table-cell table:style-name="ce2" table:formula="of:=COM.MICROSOFT.CONCAT([.S2];[.S1])" office:value-type="string" office:string-value="mmed11" calcext:value-type="string">
            <text:p>mmed11</text:p>
          </table:table-cell>
          <table:table-cell table:style-name="ce2" table:formula="of:=COM.MICROSOFT.CONCAT([.T2];[.T1])" office:value-type="string" office:string-value="hmin12" calcext:value-type="string">
            <text:p>hmin12</text:p>
          </table:table-cell>
          <table:table-cell table:style-name="ce2" table:formula="of:=COM.MICROSOFT.CONCAT([.U2];[.U1])" office:value-type="string" office:string-value="hmax12" calcext:value-type="string">
            <text:p>hmax12</text:p>
          </table:table-cell>
          <table:table-cell table:style-name="ce2" table:formula="of:=COM.MICROSOFT.CONCAT([.V2];[.V1])" office:value-type="string" office:string-value="hmed12" calcext:value-type="string">
            <text:p>hmed12</text:p>
          </table:table-cell>
          <table:table-cell table:style-name="ce2" table:formula="of:=COM.MICROSOFT.CONCAT([.W2];[.W1])" office:value-type="string" office:string-value="mmin12" calcext:value-type="string">
            <text:p>mmin12</text:p>
          </table:table-cell>
          <table:table-cell table:style-name="ce2" table:formula="of:=COM.MICROSOFT.CONCAT([.X2];[.X1])" office:value-type="string" office:string-value="mmax12" calcext:value-type="string">
            <text:p>mmax12</text:p>
          </table:table-cell>
          <table:table-cell table:style-name="ce2" table:formula="of:=COM.MICROSOFT.CONCAT([.Y2];[.Y1])" office:value-type="string" office:string-value="mmed12" calcext:value-type="string">
            <text:p>mmed12</text:p>
          </table:table-cell>
          <table:table-cell table:style-name="ce2" table:formula="of:=COM.MICROSOFT.CONCAT([.Z2];[.Z1])" office:value-type="string" office:string-value="hmin13" calcext:value-type="string">
            <text:p>hmin13</text:p>
          </table:table-cell>
          <table:table-cell table:style-name="ce2" table:formula="of:=COM.MICROSOFT.CONCAT([.AA2];[.AA1])" office:value-type="string" office:string-value="hmax13" calcext:value-type="string">
            <text:p>hmax13</text:p>
          </table:table-cell>
          <table:table-cell table:style-name="ce2" table:formula="of:=COM.MICROSOFT.CONCAT([.AB2];[.AB1])" office:value-type="string" office:string-value="hmed13" calcext:value-type="string">
            <text:p>hmed13</text:p>
          </table:table-cell>
          <table:table-cell table:style-name="ce2" table:formula="of:=COM.MICROSOFT.CONCAT([.AC2];[.AC1])" office:value-type="string" office:string-value="mmin13" calcext:value-type="string">
            <text:p>mmin13</text:p>
          </table:table-cell>
          <table:table-cell table:style-name="ce2" table:formula="of:=COM.MICROSOFT.CONCAT([.AD2];[.AD1])" office:value-type="string" office:string-value="mmax13" calcext:value-type="string">
            <text:p>mmax13</text:p>
          </table:table-cell>
          <table:table-cell table:style-name="ce2" table:formula="of:=COM.MICROSOFT.CONCAT([.AE2];[.AE1])" office:value-type="string" office:string-value="mmed13" calcext:value-type="string">
            <text:p>mmed13</text:p>
          </table:table-cell>
          <table:table-cell table:style-name="ce2" table:formula="of:=COM.MICROSOFT.CONCAT([.AF2];[.AF1])" office:value-type="string" office:string-value="hmin14" calcext:value-type="string">
            <text:p>hmin14</text:p>
          </table:table-cell>
          <table:table-cell table:style-name="ce2" table:formula="of:=COM.MICROSOFT.CONCAT([.AG2];[.AG1])" office:value-type="string" office:string-value="hmax14" calcext:value-type="string">
            <text:p>hmax14</text:p>
          </table:table-cell>
          <table:table-cell table:style-name="ce2" table:formula="of:=COM.MICROSOFT.CONCAT([.AH2];[.AH1])" office:value-type="string" office:string-value="hmed14" calcext:value-type="string">
            <text:p>hmed14</text:p>
          </table:table-cell>
          <table:table-cell table:style-name="ce2" table:formula="of:=COM.MICROSOFT.CONCAT([.AI2];[.AI1])" office:value-type="string" office:string-value="mmin14" calcext:value-type="string">
            <text:p>mmin14</text:p>
          </table:table-cell>
          <table:table-cell table:style-name="ce2" table:formula="of:=COM.MICROSOFT.CONCAT([.AJ2];[.AJ1])" office:value-type="string" office:string-value="mmax14" calcext:value-type="string">
            <text:p>mmax14</text:p>
          </table:table-cell>
          <table:table-cell table:style-name="ce2" table:formula="of:=COM.MICROSOFT.CONCAT([.AK2];[.AK1])" office:value-type="string" office:string-value="mmed14" calcext:value-type="string">
            <text:p>mmed14</text:p>
          </table:table-cell>
          <table:table-cell table:style-name="ce2" table:formula="of:=COM.MICROSOFT.CONCAT([.AL2];[.AL1])" office:value-type="string" office:string-value="hmin15" calcext:value-type="string">
            <text:p>hmin15</text:p>
          </table:table-cell>
          <table:table-cell table:style-name="ce2" table:formula="of:=COM.MICROSOFT.CONCAT([.AM2];[.AM1])" office:value-type="string" office:string-value="hmax15" calcext:value-type="string">
            <text:p>hmax15</text:p>
          </table:table-cell>
          <table:table-cell table:style-name="ce2" table:formula="of:=COM.MICROSOFT.CONCAT([.AN2];[.AN1])" office:value-type="string" office:string-value="hmed15" calcext:value-type="string">
            <text:p>hmed15</text:p>
          </table:table-cell>
          <table:table-cell table:style-name="ce2" table:formula="of:=COM.MICROSOFT.CONCAT([.AO2];[.AO1])" office:value-type="string" office:string-value="mmin15" calcext:value-type="string">
            <text:p>mmin15</text:p>
          </table:table-cell>
          <table:table-cell table:style-name="ce2" table:formula="of:=COM.MICROSOFT.CONCAT([.AP2];[.AP1])" office:value-type="string" office:string-value="mmax15" calcext:value-type="string">
            <text:p>mmax15</text:p>
          </table:table-cell>
          <table:table-cell table:style-name="ce2" table:formula="of:=COM.MICROSOFT.CONCAT([.AQ2];[.AQ1])" office:value-type="string" office:string-value="mmed15" calcext:value-type="string">
            <text:p>mmed15</text:p>
          </table:table-cell>
          <table:table-cell table:style-name="ce2" table:formula="of:=COM.MICROSOFT.CONCAT([.AR2];[.AR1])" office:value-type="string" office:string-value="hmin1" calcext:value-type="string">
            <text:p>hmin1</text:p>
          </table:table-cell>
          <table:table-cell table:style-name="ce2" table:formula="of:=COM.MICROSOFT.CONCAT([.AS2];[.AS1])" office:value-type="string" office:string-value="hmax1" calcext:value-type="string">
            <text:p>hmax1</text:p>
          </table:table-cell>
          <table:table-cell table:style-name="ce2" table:formula="of:=COM.MICROSOFT.CONCAT([.AT2];[.AT1])" office:value-type="string" office:string-value="hmed1" calcext:value-type="string">
            <text:p>hmed1</text:p>
          </table:table-cell>
          <table:table-cell table:style-name="ce2" table:formula="of:=COM.MICROSOFT.CONCAT([.AU2];[.AU1])" office:value-type="string" office:string-value="mmin1" calcext:value-type="string">
            <text:p>mmin1</text:p>
          </table:table-cell>
          <table:table-cell table:style-name="ce2" table:formula="of:=COM.MICROSOFT.CONCAT([.AV2];[.AV1])" office:value-type="string" office:string-value="mmax1" calcext:value-type="string">
            <text:p>mmax1</text:p>
          </table:table-cell>
          <table:table-cell table:style-name="ce2" table:formula="of:=COM.MICROSOFT.CONCAT([.AW2];[.AW1])" office:value-type="string" office:string-value="mmed1" calcext:value-type="string">
            <text:p>mmed1</text:p>
          </table:table-cell>
          <table:table-cell table:style-name="ce2" table:formula="of:=COM.MICROSOFT.CONCAT([.AX2];[.AX1])" office:value-type="string" office:string-value="hmin2" calcext:value-type="string">
            <text:p>hmin2</text:p>
          </table:table-cell>
          <table:table-cell table:style-name="ce2" table:formula="of:=COM.MICROSOFT.CONCAT([.AY2];[.AY1])" office:value-type="string" office:string-value="hmax2" calcext:value-type="string">
            <text:p>hmax2</text:p>
          </table:table-cell>
          <table:table-cell table:style-name="ce2" table:formula="of:=COM.MICROSOFT.CONCAT([.AZ2];[.AZ1])" office:value-type="string" office:string-value="hmed2" calcext:value-type="string">
            <text:p>hmed2</text:p>
          </table:table-cell>
          <table:table-cell table:style-name="ce2" table:formula="of:=COM.MICROSOFT.CONCAT([.BA2];[.BA1])" office:value-type="string" office:string-value="mmin2" calcext:value-type="string">
            <text:p>mmin2</text:p>
          </table:table-cell>
          <table:table-cell table:style-name="ce2" table:formula="of:=COM.MICROSOFT.CONCAT([.BB2];[.BB1])" office:value-type="string" office:string-value="mmax2" calcext:value-type="string">
            <text:p>mmax2</text:p>
          </table:table-cell>
          <table:table-cell table:style-name="ce2" table:formula="of:=COM.MICROSOFT.CONCAT([.BC2];[.BC1])" office:value-type="string" office:string-value="mmed2" calcext:value-type="string">
            <text:p>mmed2</text:p>
          </table:table-cell>
          <table:table-cell table:style-name="ce2" table:formula="of:=COM.MICROSOFT.CONCAT([.BD2];[.BD1])" office:value-type="string" office:string-value="hmin3" calcext:value-type="string">
            <text:p>hmin3</text:p>
          </table:table-cell>
          <table:table-cell table:style-name="ce2" table:formula="of:=COM.MICROSOFT.CONCAT([.BE2];[.BE1])" office:value-type="string" office:string-value="hmax3" calcext:value-type="string">
            <text:p>hmax3</text:p>
          </table:table-cell>
          <table:table-cell table:style-name="ce2" table:formula="of:=COM.MICROSOFT.CONCAT([.BF2];[.BF1])" office:value-type="string" office:string-value="hmed3" calcext:value-type="string">
            <text:p>hmed3</text:p>
          </table:table-cell>
          <table:table-cell table:style-name="ce2" table:formula="of:=COM.MICROSOFT.CONCAT([.BG2];[.BG1])" office:value-type="string" office:string-value="mmin3" calcext:value-type="string">
            <text:p>mmin3</text:p>
          </table:table-cell>
          <table:table-cell table:style-name="ce2" table:formula="of:=COM.MICROSOFT.CONCAT([.BH2];[.BH1])" office:value-type="string" office:string-value="mmax3" calcext:value-type="string">
            <text:p>mmax3</text:p>
          </table:table-cell>
          <table:table-cell table:style-name="ce2" table:formula="of:=COM.MICROSOFT.CONCAT([.BI2];[.BI1])" office:value-type="string" office:string-value="mmed3" calcext:value-type="string">
            <text:p>mmed3</text:p>
          </table:table-cell>
          <table:table-cell table:style-name="ce2" table:formula="of:=COM.MICROSOFT.CONCAT([.BJ2];[.BJ1])" office:value-type="string" office:string-value="hmin4" calcext:value-type="string">
            <text:p>hmin4</text:p>
          </table:table-cell>
          <table:table-cell table:style-name="ce2" table:formula="of:=COM.MICROSOFT.CONCAT([.BK2];[.BK1])" office:value-type="string" office:string-value="hmax4" calcext:value-type="string">
            <text:p>hmax4</text:p>
          </table:table-cell>
          <table:table-cell table:style-name="ce2" table:formula="of:=COM.MICROSOFT.CONCAT([.BL2];[.BL1])" office:value-type="string" office:string-value="hmed4" calcext:value-type="string">
            <text:p>hmed4</text:p>
          </table:table-cell>
          <table:table-cell table:style-name="ce2" table:formula="of:=COM.MICROSOFT.CONCAT([.BM2];[.BM1])" office:value-type="string" office:string-value="mmin4" calcext:value-type="string">
            <text:p>mmin4</text:p>
          </table:table-cell>
          <table:table-cell table:style-name="ce2" table:formula="of:=COM.MICROSOFT.CONCAT([.BN2];[.BN1])" office:value-type="string" office:string-value="mmax4" calcext:value-type="string">
            <text:p>mmax4</text:p>
          </table:table-cell>
          <table:table-cell table:style-name="ce2" table:formula="of:=COM.MICROSOFT.CONCAT([.BO2];[.BO1])" office:value-type="string" office:string-value="mmed4" calcext:value-type="string">
            <text:p>mmed4</text:p>
          </table:table-cell>
          <table:table-cell table:style-name="ce2" table:formula="of:=COM.MICROSOFT.CONCAT([.BP2];[.BP1])" office:value-type="string" office:string-value="hmin5" calcext:value-type="string">
            <text:p>hmin5</text:p>
          </table:table-cell>
          <table:table-cell table:style-name="ce2" table:formula="of:=COM.MICROSOFT.CONCAT([.BQ2];[.BQ1])" office:value-type="string" office:string-value="hmax5" calcext:value-type="string">
            <text:p>hmax5</text:p>
          </table:table-cell>
          <table:table-cell table:style-name="ce2" table:formula="of:=COM.MICROSOFT.CONCAT([.BR2];[.BR1])" office:value-type="string" office:string-value="hmed5" calcext:value-type="string">
            <text:p>hmed5</text:p>
          </table:table-cell>
          <table:table-cell table:style-name="ce2" table:formula="of:=COM.MICROSOFT.CONCAT([.BS2];[.BS1])" office:value-type="string" office:string-value="mmin5" calcext:value-type="string">
            <text:p>mmin5</text:p>
          </table:table-cell>
          <table:table-cell table:style-name="ce2" table:formula="of:=COM.MICROSOFT.CONCAT([.BT2];[.BT1])" office:value-type="string" office:string-value="mmax5" calcext:value-type="string">
            <text:p>mmax5</text:p>
          </table:table-cell>
          <table:table-cell table:style-name="ce2" table:formula="of:=COM.MICROSOFT.CONCAT([.BU2];[.BU1])" office:value-type="string" office:string-value="mmed5" calcext:value-type="string">
            <text:p>mmed5</text:p>
          </table:table-cell>
          <table:table-cell table:style-name="ce2" table:formula="of:=COM.MICROSOFT.CONCAT([.BV2];[.BV1])" office:value-type="string" office:string-value="hmin6" calcext:value-type="string">
            <text:p>hmin6</text:p>
          </table:table-cell>
          <table:table-cell table:style-name="ce2" table:formula="of:=COM.MICROSOFT.CONCAT([.BW2];[.BW1])" office:value-type="string" office:string-value="hmax6" calcext:value-type="string">
            <text:p>hmax6</text:p>
          </table:table-cell>
          <table:table-cell table:style-name="ce2" table:formula="of:=COM.MICROSOFT.CONCAT([.BX2];[.BX1])" office:value-type="string" office:string-value="hmed6" calcext:value-type="string">
            <text:p>hmed6</text:p>
          </table:table-cell>
          <table:table-cell table:style-name="ce2" table:formula="of:=COM.MICROSOFT.CONCAT([.BY2];[.BY1])" office:value-type="string" office:string-value="mmin6" calcext:value-type="string">
            <text:p>mmin6</text:p>
          </table:table-cell>
          <table:table-cell table:style-name="ce2" table:formula="of:=COM.MICROSOFT.CONCAT([.BZ2];[.BZ1])" office:value-type="string" office:string-value="mmax6" calcext:value-type="string">
            <text:p>mmax6</text:p>
          </table:table-cell>
          <table:table-cell table:style-name="ce2" table:formula="of:=COM.MICROSOFT.CONCAT([.CA2];[.CA1])" office:value-type="string" office:string-value="mmed6" calcext:value-type="string">
            <text:p>mmed6</text:p>
          </table:table-cell>
          <table:table-cell table:style-name="ce2" table:formula="of:=COM.MICROSOFT.CONCAT([.CB2];[.CB1])" office:value-type="string" office:string-value="hmin7" calcext:value-type="string">
            <text:p>hmin7</text:p>
          </table:table-cell>
          <table:table-cell table:style-name="ce2" table:formula="of:=COM.MICROSOFT.CONCAT([.CC2];[.CC1])" office:value-type="string" office:string-value="hmax7" calcext:value-type="string">
            <text:p>hmax7</text:p>
          </table:table-cell>
          <table:table-cell table:style-name="ce2" table:formula="of:=COM.MICROSOFT.CONCAT([.CD2];[.CD1])" office:value-type="string" office:string-value="hmed7" calcext:value-type="string">
            <text:p>hmed7</text:p>
          </table:table-cell>
          <table:table-cell table:style-name="ce2" table:formula="of:=COM.MICROSOFT.CONCAT([.CE2];[.CE1])" office:value-type="string" office:string-value="mmin7" calcext:value-type="string">
            <text:p>mmin7</text:p>
          </table:table-cell>
          <table:table-cell table:style-name="ce2" table:formula="of:=COM.MICROSOFT.CONCAT([.CF2];[.CF1])" office:value-type="string" office:string-value="mmax7" calcext:value-type="string">
            <text:p>mmax7</text:p>
          </table:table-cell>
          <table:table-cell table:style-name="ce2" table:formula="of:=COM.MICROSOFT.CONCAT([.CG2];[.CG1])" office:value-type="string" office:string-value="mmed7" calcext:value-type="string">
            <text:p>mmed7</text:p>
          </table:table-cell>
          <table:table-cell table:style-name="ce2" table:formula="of:=COM.MICROSOFT.CONCAT([.CH2];[.CH1])" office:value-type="string" office:string-value="hmin8" calcext:value-type="string">
            <text:p>hmin8</text:p>
          </table:table-cell>
          <table:table-cell table:style-name="ce2" table:formula="of:=COM.MICROSOFT.CONCAT([.CI2];[.CI1])" office:value-type="string" office:string-value="hmax8" calcext:value-type="string">
            <text:p>hmax8</text:p>
          </table:table-cell>
          <table:table-cell table:style-name="ce2" table:formula="of:=COM.MICROSOFT.CONCAT([.CJ2];[.CJ1])" office:value-type="string" office:string-value="hmed8" calcext:value-type="string">
            <text:p>hmed8</text:p>
          </table:table-cell>
          <table:table-cell table:style-name="ce2" table:formula="of:=COM.MICROSOFT.CONCAT([.CK2];[.CK1])" office:value-type="string" office:string-value="mmin8" calcext:value-type="string">
            <text:p>mmin8</text:p>
          </table:table-cell>
          <table:table-cell table:style-name="ce2" table:formula="of:=COM.MICROSOFT.CONCAT([.CL2];[.CL1])" office:value-type="string" office:string-value="mmax8" calcext:value-type="string">
            <text:p>mmax8</text:p>
          </table:table-cell>
          <table:table-cell table:style-name="ce2" table:formula="of:=COM.MICROSOFT.CONCAT([.CM2];[.CM1])" office:value-type="string" office:string-value="mmed8" calcext:value-type="string">
            <text:p>mmed8</text:p>
          </table:table-cell>
          <table:table-cell table:style-name="ce2" table:formula="of:=COM.MICROSOFT.CONCAT([.CN2];[.CN1])" office:value-type="string" office:string-value="hmin9" calcext:value-type="string">
            <text:p>hmin9</text:p>
          </table:table-cell>
          <table:table-cell table:style-name="ce2" table:formula="of:=COM.MICROSOFT.CONCAT([.CO2];[.CO1])" office:value-type="string" office:string-value="hmax9" calcext:value-type="string">
            <text:p>hmax9</text:p>
          </table:table-cell>
          <table:table-cell table:style-name="ce2" table:formula="of:=COM.MICROSOFT.CONCAT([.CP2];[.CP1])" office:value-type="string" office:string-value="hmed9" calcext:value-type="string">
            <text:p>hmed9</text:p>
          </table:table-cell>
          <table:table-cell table:style-name="ce2" table:formula="of:=COM.MICROSOFT.CONCAT([.CQ2];[.CQ1])" office:value-type="string" office:string-value="mmin9" calcext:value-type="string">
            <text:p>mmin9</text:p>
          </table:table-cell>
          <table:table-cell table:style-name="ce2" table:formula="of:=COM.MICROSOFT.CONCAT([.CR2];[.CR1])" office:value-type="string" office:string-value="mmax9" calcext:value-type="string">
            <text:p>mmax9</text:p>
          </table:table-cell>
          <table:table-cell table:style-name="ce2" table:formula="of:=COM.MICROSOFT.CONCAT([.CS2];[.CS1])" office:value-type="string" office:string-value="mmed9" calcext:value-type="string">
            <text:p>mmed9</text:p>
          </table:table-cell>
          <table:table-cell table:style-name="ce2" table:number-columns-repeated="927"/>
        </table:table-row>
        <table:table-row table:style-name="ro1">
          <table:table-cell office:value-type="string" calcext:value-type="string">
            <text:p>0x564d13fa6000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040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080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0c0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100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140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180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1c0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200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24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280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2c0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300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48" calcext:value-type="float">
            <text:p>248</text:p>
          </table:table-cell>
          <table:table-cell office:value-type="float" office:value="221" calcext:value-type="float">
            <text:p>22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340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380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208" calcext:value-type="float">
            <text:p>208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3c0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400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440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205" calcext:value-type="float">
            <text:p>205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480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95" calcext:value-type="float">
            <text:p>195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4c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500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540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580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5c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600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640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680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6c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700</text:p>
          </table:table-cell>
          <table:table-cell office:value-type="float" office:value="218" calcext:value-type="float">
            <text:p>218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740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780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7c0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232" calcext:value-type="float">
            <text:p>232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80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84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880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8c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90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94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980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9c0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a0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a4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a80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ac0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b0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b40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b8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bc0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222" calcext:value-type="float">
            <text:p>222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c00</text:p>
          </table:table-cell>
          <table:table-cell office:value-type="float" office:value="226" calcext:value-type="float">
            <text:p>226</text:p>
          </table:table-cell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c40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c8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cc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d0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d40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d8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dc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e00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e40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e80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ec0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f00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f40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f80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fc0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table:number-columns-repeated="9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09:58:51.705989145</dc:date>
    <meta:editing-duration>PT9M10S</meta:editing-duration>
    <meta:editing-cycles>2</meta:editing-cycles>
    <meta:generator>LibreOffice/6.2.8.2$Linux_X86_64 LibreOffice_project/20$Build-2</meta:generator>
    <meta:document-statistic meta:table-count="1" meta:cell-count="64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7.694cm" svg:height="11cm" xlink:href=".." xlink:type="simple" chart:class="chart:line" chart:style-name="ch1">
        <chart:legend chart:legend-position="end" svg:x="45.027cm" svg:y="1.466cm" style:legend-expansion="high" chart:style-name="ch2"/>
        <chart:plot-area chart:style-name="ch3" table:cell-range-address="combined.D1:combined.D67 combined.J1:combined.J67 combined.P1:combined.P67 combined.V1:combined.V67 combined.AB1:combined.AB67 combined.AH1:combined.AH67 combined.AN1:combined.AN67 combined.AT1:combined.AT67 combined.AZ1:combined.AZ67 combined.BF1:combined.BF67 combined.BL1:combined.BL67 combined.BR1:combined.BR67 combined.BX1:combined.BX67 combined.CD1:combined.CD67 combined.CJ1:combined.CJ67 combined.CP1:combined.CP67" chart:data-source-has-labels="row" svg:x="0.953cm" svg:y="0.22cm" svg:width="43.121cm" svg:height="10.56cm">
          <chartooo:coordinate-region svg:x="1.76cm" svg:y="0.419cm" svg:width="42.127cm" svg:height="9.7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bined.D4:combined.D67" chart:label-cell-address="combined.D1:combined.D3" chart:class="chart:line">
            <chart:data-point chart:repeated="64"/>
          </chart:series>
          <chart:series chart:style-name="ch8" chart:values-cell-range-address="combined.J4:combined.J67" chart:label-cell-address="combined.J1:combined.J3" chart:class="chart:line">
            <chart:data-point chart:repeated="64"/>
          </chart:series>
          <chart:series chart:style-name="ch9" chart:values-cell-range-address="combined.P4:combined.P67" chart:label-cell-address="combined.P1:combined.P3" chart:class="chart:line">
            <chart:data-point chart:repeated="64"/>
          </chart:series>
          <chart:series chart:style-name="ch10" chart:values-cell-range-address="combined.V4:combined.V67" chart:label-cell-address="combined.V1:combined.V3" chart:class="chart:line">
            <chart:data-point chart:repeated="64"/>
          </chart:series>
          <chart:series chart:style-name="ch11" chart:values-cell-range-address="combined.AB4:combined.AB67" chart:label-cell-address="combined.AB1:combined.AB3" chart:class="chart:line">
            <chart:data-point chart:repeated="64"/>
          </chart:series>
          <chart:series chart:style-name="ch12" chart:values-cell-range-address="combined.AH4:combined.AH67" chart:label-cell-address="combined.AH1:combined.AH3" chart:class="chart:line">
            <chart:data-point chart:repeated="64"/>
          </chart:series>
          <chart:series chart:style-name="ch13" chart:values-cell-range-address="combined.AN4:combined.AN67" chart:label-cell-address="combined.AN1:combined.AN3" chart:class="chart:line">
            <chart:data-point chart:repeated="64"/>
          </chart:series>
          <chart:series chart:style-name="ch14" chart:values-cell-range-address="combined.AT4:combined.AT67" chart:label-cell-address="combined.AT1:combined.AT3" chart:class="chart:line">
            <chart:data-point chart:repeated="64"/>
          </chart:series>
          <chart:series chart:style-name="ch15" chart:values-cell-range-address="combined.AZ4:combined.AZ67" chart:label-cell-address="combined.AZ1:combined.AZ3" chart:class="chart:line">
            <chart:data-point chart:repeated="64"/>
          </chart:series>
          <chart:series chart:style-name="ch16" chart:values-cell-range-address="combined.BF4:combined.BF67" chart:label-cell-address="combined.BF1:combined.BF3" chart:class="chart:line">
            <chart:data-point chart:repeated="64"/>
          </chart:series>
          <chart:series chart:style-name="ch17" chart:values-cell-range-address="combined.BL4:combined.BL67" chart:label-cell-address="combined.BL1:combined.BL3" chart:class="chart:line">
            <chart:data-point chart:repeated="64"/>
          </chart:series>
          <chart:series chart:style-name="ch18" chart:values-cell-range-address="combined.BR4:combined.BR67" chart:label-cell-address="combined.BR1:combined.BR3" chart:class="chart:line">
            <chart:data-point chart:repeated="64"/>
          </chart:series>
          <chart:series chart:style-name="ch19" chart:values-cell-range-address="combined.BX4:combined.BX67" chart:label-cell-address="combined.BX1:combined.BX3" chart:class="chart:line">
            <chart:data-point chart:repeated="64"/>
          </chart:series>
          <chart:series chart:style-name="ch20" chart:values-cell-range-address="combined.CD4:combined.CD67" chart:label-cell-address="combined.CD1:combined.CD3" chart:class="chart:line">
            <chart:data-point chart:repeated="64"/>
          </chart:series>
          <chart:series chart:style-name="ch21" chart:values-cell-range-address="combined.CJ4:combined.CJ67" chart:label-cell-address="combined.CJ1:combined.CJ3" chart:class="chart:line">
            <chart:data-point chart:repeated="64"/>
          </chart:series>
          <chart:series chart:style-name="ch10" chart:values-cell-range-address="combined.CP4:combined.CP67" chart:label-cell-address="combined.CP1:combined.CP3" chart:class="chart:line">
            <chart:data-point chart:repeated="6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hmed</text:p>
                <text:list>
                  <text:list-item>
                    <text:p>1</text:p>
                  </text:list-item>
                  <text:list-item>
                    <text:p>hmed</text:p>
                  </text:list-item>
                </text:list>
                <draw:g>
                  <svg:desc>combined.D1:combined.D3</svg:desc>
                </draw:g>
              </table:table-cell>
              <table:table-cell office:value-type="string">
                <text:p>10 hmed</text:p>
                <text:list>
                  <text:list-item>
                    <text:p>10</text:p>
                  </text:list-item>
                  <text:list-item>
                    <text:p>hmed</text:p>
                  </text:list-item>
                </text:list>
                <draw:g>
                  <svg:desc>combined.J1:combined.J3</svg:desc>
                </draw:g>
              </table:table-cell>
              <table:table-cell office:value-type="string">
                <text:p>11 hmed</text:p>
                <text:list>
                  <text:list-item>
                    <text:p>11</text:p>
                  </text:list-item>
                  <text:list-item>
                    <text:p>hmed</text:p>
                  </text:list-item>
                </text:list>
                <draw:g>
                  <svg:desc>combined.P1:combined.P3</svg:desc>
                </draw:g>
              </table:table-cell>
              <table:table-cell office:value-type="string">
                <text:p>12 hmed</text:p>
                <text:list>
                  <text:list-item>
                    <text:p>12</text:p>
                  </text:list-item>
                  <text:list-item>
                    <text:p>hmed</text:p>
                  </text:list-item>
                </text:list>
                <draw:g>
                  <svg:desc>combined.V1:combined.V3</svg:desc>
                </draw:g>
              </table:table-cell>
              <table:table-cell office:value-type="string">
                <text:p>13 hmed</text:p>
                <text:list>
                  <text:list-item>
                    <text:p>13</text:p>
                  </text:list-item>
                  <text:list-item>
                    <text:p>hmed</text:p>
                  </text:list-item>
                </text:list>
                <draw:g>
                  <svg:desc>combined.AB1:combined.AB3</svg:desc>
                </draw:g>
              </table:table-cell>
              <table:table-cell office:value-type="string">
                <text:p>14 hmed</text:p>
                <text:list>
                  <text:list-item>
                    <text:p>14</text:p>
                  </text:list-item>
                  <text:list-item>
                    <text:p>hmed</text:p>
                  </text:list-item>
                </text:list>
                <draw:g>
                  <svg:desc>combined.AH1:combined.AH3</svg:desc>
                </draw:g>
              </table:table-cell>
              <table:table-cell office:value-type="string">
                <text:p>15 hmed</text:p>
                <text:list>
                  <text:list-item>
                    <text:p>15</text:p>
                  </text:list-item>
                  <text:list-item>
                    <text:p>hmed</text:p>
                  </text:list-item>
                </text:list>
                <draw:g>
                  <svg:desc>combined.AN1:combined.AN3</svg:desc>
                </draw:g>
              </table:table-cell>
              <table:table-cell office:value-type="string">
                <text:p>1 hmed</text:p>
                <text:list>
                  <text:list-item>
                    <text:p>1</text:p>
                  </text:list-item>
                  <text:list-item>
                    <text:p>hmed</text:p>
                  </text:list-item>
                </text:list>
                <draw:g>
                  <svg:desc>combined.AT1:combined.AT3</svg:desc>
                </draw:g>
              </table:table-cell>
              <table:table-cell office:value-type="string">
                <text:p>2 hmed</text:p>
                <text:list>
                  <text:list-item>
                    <text:p>2</text:p>
                  </text:list-item>
                  <text:list-item>
                    <text:p>hmed</text:p>
                  </text:list-item>
                </text:list>
                <draw:g>
                  <svg:desc>combined.AZ1:combined.AZ3</svg:desc>
                </draw:g>
              </table:table-cell>
              <table:table-cell office:value-type="string">
                <text:p>3 hmed</text:p>
                <text:list>
                  <text:list-item>
                    <text:p>3</text:p>
                  </text:list-item>
                  <text:list-item>
                    <text:p>hmed</text:p>
                  </text:list-item>
                </text:list>
                <draw:g>
                  <svg:desc>combined.BF1:combined.BF3</svg:desc>
                </draw:g>
              </table:table-cell>
              <table:table-cell office:value-type="string">
                <text:p>4 hmed</text:p>
                <text:list>
                  <text:list-item>
                    <text:p>4</text:p>
                  </text:list-item>
                  <text:list-item>
                    <text:p>hmed</text:p>
                  </text:list-item>
                </text:list>
                <draw:g>
                  <svg:desc>combined.BL1:combined.BL3</svg:desc>
                </draw:g>
              </table:table-cell>
              <table:table-cell office:value-type="string">
                <text:p>5 hmed</text:p>
                <text:list>
                  <text:list-item>
                    <text:p>5</text:p>
                  </text:list-item>
                  <text:list-item>
                    <text:p>hmed</text:p>
                  </text:list-item>
                </text:list>
                <draw:g>
                  <svg:desc>combined.BR1:combined.BR3</svg:desc>
                </draw:g>
              </table:table-cell>
              <table:table-cell office:value-type="string">
                <text:p>6 hmed</text:p>
                <text:list>
                  <text:list-item>
                    <text:p>6</text:p>
                  </text:list-item>
                  <text:list-item>
                    <text:p>hmed</text:p>
                  </text:list-item>
                </text:list>
                <draw:g>
                  <svg:desc>combined.BX1:combined.BX3</svg:desc>
                </draw:g>
              </table:table-cell>
              <table:table-cell office:value-type="string">
                <text:p>7 hmed</text:p>
                <text:list>
                  <text:list-item>
                    <text:p>7</text:p>
                  </text:list-item>
                  <text:list-item>
                    <text:p>hmed</text:p>
                  </text:list-item>
                </text:list>
                <draw:g>
                  <svg:desc>combined.CD1:combined.CD3</svg:desc>
                </draw:g>
              </table:table-cell>
              <table:table-cell office:value-type="string">
                <text:p>8 hmed</text:p>
                <text:list>
                  <text:list-item>
                    <text:p>8</text:p>
                  </text:list-item>
                  <text:list-item>
                    <text:p>hmed</text:p>
                  </text:list-item>
                </text:list>
                <draw:g>
                  <svg:desc>combined.CJ1:combined.CJ3</svg:desc>
                </draw:g>
              </table:table-cell>
              <table:table-cell office:value-type="string">
                <text:p>9 hmed</text:p>
                <text:list>
                  <text:list-item>
                    <text:p>9</text:p>
                  </text:list-item>
                  <text:list-item>
                    <text:p>hmed</text:p>
                  </text:list-item>
                </text:list>
                <draw:g>
                  <svg:desc>combined.CP1:combined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">
                <text:p>218</text:p>
                <draw:g>
                  <svg:desc>combined.D4:combined.D67</svg:desc>
                </draw:g>
              </table:table-cell>
              <table:table-cell office:value-type="float" office:value="209">
                <text:p>209</text:p>
                <draw:g>
                  <svg:desc>combined.J4:combined.J67</svg:desc>
                </draw:g>
              </table:table-cell>
              <table:table-cell office:value-type="float" office:value="202">
                <text:p>202</text:p>
                <draw:g>
                  <svg:desc>combined.P4:combined.P67</svg:desc>
                </draw:g>
              </table:table-cell>
              <table:table-cell office:value-type="float" office:value="193">
                <text:p>193</text:p>
                <draw:g>
                  <svg:desc>combined.V4:combined.V67</svg:desc>
                </draw:g>
              </table:table-cell>
              <table:table-cell office:value-type="float" office:value="191">
                <text:p>191</text:p>
                <draw:g>
                  <svg:desc>combined.AB4:combined.AB67</svg:desc>
                </draw:g>
              </table:table-cell>
              <table:table-cell office:value-type="float" office:value="220">
                <text:p>220</text:p>
                <draw:g>
                  <svg:desc>combined.AH4:combined.AH67</svg:desc>
                </draw:g>
              </table:table-cell>
              <table:table-cell office:value-type="float" office:value="224">
                <text:p>224</text:p>
                <draw:g>
                  <svg:desc>combined.AN4:combined.AN67</svg:desc>
                </draw:g>
              </table:table-cell>
              <table:table-cell office:value-type="float" office:value="216">
                <text:p>216</text:p>
                <draw:g>
                  <svg:desc>combined.AT4:combined.AT67</svg:desc>
                </draw:g>
              </table:table-cell>
              <table:table-cell office:value-type="float" office:value="205">
                <text:p>205</text:p>
                <draw:g>
                  <svg:desc>combined.AZ4:combined.AZ67</svg:desc>
                </draw:g>
              </table:table-cell>
              <table:table-cell office:value-type="float" office:value="202">
                <text:p>202</text:p>
                <draw:g>
                  <svg:desc>combined.BF4:combined.BF67</svg:desc>
                </draw:g>
              </table:table-cell>
              <table:table-cell office:value-type="float" office:value="191">
                <text:p>191</text:p>
                <draw:g>
                  <svg:desc>combined.BL4:combined.BL67</svg:desc>
                </draw:g>
              </table:table-cell>
              <table:table-cell office:value-type="float" office:value="187">
                <text:p>187</text:p>
                <draw:g>
                  <svg:desc>combined.BR4:combined.BR67</svg:desc>
                </draw:g>
              </table:table-cell>
              <table:table-cell office:value-type="float" office:value="216">
                <text:p>216</text:p>
                <draw:g>
                  <svg:desc>combined.BX4:combined.BX67</svg:desc>
                </draw:g>
              </table:table-cell>
              <table:table-cell office:value-type="float" office:value="223">
                <text:p>223</text:p>
                <draw:g>
                  <svg:desc>combined.CD4:combined.CD67</svg:desc>
                </draw:g>
              </table:table-cell>
              <table:table-cell office:value-type="float" office:value="221">
                <text:p>221</text:p>
                <draw:g>
                  <svg:desc>combined.CJ4:combined.CJ67</svg:desc>
                </draw:g>
              </table:table-cell>
              <table:table-cell office:value-type="float" office:value="218">
                <text:p>218</text:p>
                <draw:g>
                  <svg:desc>combined.CP4:combined.CP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188">
                <text:p>188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">
                <text:p>222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95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203">
                <text:p>203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">
                <text:p>218</text:p>
              </table:table-cell>
              <table:table-cell office:value-type="float" office:value="209">
                <text:p>209</text:p>
              </table:table-cell>
              <table:table-cell office:value-type="float" office:value="202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191">
                <text:p>191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6">
                <text:p>216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19">
                <text:p>219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29">
                <text:p>229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4">
                <text:p>234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4">
                <text:p>204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226">
                <text:p>226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238">
                <text:p>23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16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4">
                <text:p>234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21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216">
                <text:p>216</text:p>
              </table:table-cell>
              <table:table-cell office:value-type="float" office:value="210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198">
                <text:p>198</text:p>
              </table:table-cell>
              <table:table-cell office:value-type="float" office:value="189">
                <text:p>189</text:p>
              </table:table-cell>
              <table:table-cell office:value-type="float" office:value="218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191">
                <text:p>191</text:p>
              </table:table-cell>
              <table:table-cell office:value-type="float" office:value="187">
                <text:p>187</text:p>
              </table:table-cell>
              <table:table-cell office:value-type="float" office:value="238">
                <text:p>2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190">
                <text:p>19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1">
                <text:p>201</text:p>
              </table:table-cell>
              <table:table-cell office:value-type="float" office:value="198">
                <text:p>198</text:p>
              </table:table-cell>
              <table:table-cell office:value-type="float" office:value="187">
                <text:p>187</text:p>
              </table:table-cell>
              <table:table-cell office:value-type="float" office:value="215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">
                <text:p>234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38">
                <text:p>2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">
                <text:p>230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  <table:table-cell office:value-type="float" office:value="193">
                <text:p>193</text:p>
              </table:table-cell>
              <table:table-cell office:value-type="float" office:value="222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15">
                <text:p>215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89">
                <text:p>189</text:p>
              </table:table-cell>
              <table:table-cell office:value-type="float" office:value="222">
                <text:p>222</text:p>
              </table:table-cell>
              <table:table-cell office:value-type="float" office:value="232">
                <text:p>23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237">
                <text:p>237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216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4">
                <text:p>234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0">
                <text:p>230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8">
                <text:p>208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199">
                <text:p>199</text:p>
              </table:table-cell>
              <table:table-cell office:value-type="float" office:value="206">
                <text:p>206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2">
                <text:p>232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02">
                <text:p>202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230">
                <text:p>230</text:p>
              </table:table-cell>
              <table:table-cell office:value-type="float" office:value="188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">
                <text:p>190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">
                <text:p>222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2">
                <text:p>232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8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219">
                <text:p>219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">
                <text:p>226</text:p>
              </table:table-cell>
              <table:table-cell office:value-type="float" office:value="215">
                <text:p>215</text:p>
              </table:table-cell>
              <table:table-cell office:value-type="float" office:value="191">
                <text:p>191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  <table:table-cell office:value-type="float" office:value="186">
                <text:p>186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11">
                <text:p>211</text:p>
              </table:table-cell>
              <table:table-cell office:value-type="float" office:value="216">
                <text:p>216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7">
                <text:p>227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203">
                <text:p>203</text:p>
              </table:table-cell>
              <table:table-cell office:value-type="float" office:value="206">
                <text:p>206</text:p>
              </table:table-cell>
              <table:table-cell office:value-type="float" office:value="216">
                <text:p>216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7">
                <text:p>217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214">
                <text:p>214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  <table:table-cell office:value-type="float" office:value="186">
                <text:p>186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  <table:table-cell office:value-type="float" office:value="211">
                <text:p>211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7">
                <text:p>227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216">
                <text:p>216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  <table:table-cell office:value-type="float" office:value="212">
                <text:p>212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199">
                <text:p>199</text:p>
              </table:table-cell>
              <table:table-cell office:value-type="float" office:value="206">
                <text:p>206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190">
                <text:p>190</text:p>
              </table:table-cell>
              <table:table-cell office:value-type="float" office:value="198">
                <text:p>198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214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">
                <text:p>190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33">
                <text:p>233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">
                <text:p>218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14">
                <text:p>214</text:p>
              </table:table-cell>
              <table:table-cell office:value-type="float" office:value="220">
                <text:p>220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2">
                <text:p>222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214">
                <text:p>214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2">
                <text:p>232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1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208">
                <text:p>208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">
                <text:p>220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7">
                <text:p>217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188">
                <text:p>188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08">
                <text:p>208</text:p>
              </table:table-cell>
              <table:table-cell office:value-type="float" office:value="214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3">
                <text:p>223</text:p>
              </table:table-cell>
              <table:table-cell office:value-type="float" office:value="231">
                <text:p>231</text:p>
              </table:table-cell>
              <table:table-cell office:value-type="float" office:value="236">
                <text:p>236</text:p>
              </table:table-cell>
              <table:table-cell office:value-type="float" office:value="192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  <table:table-cell office:value-type="float" office:value="227">
                <text:p>227</text:p>
              </table:table-cell>
              <table:table-cell office:value-type="float" office:value="234">
                <text:p>23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192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89">
                <text:p>189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216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8">
                <text:p>228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6">
                <text:p>226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8">
                <text:p>208</text:p>
              </table:table-cell>
              <table:table-cell office:value-type="float" office:value="216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89">
                <text:p>189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21">
                <text:p>221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216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219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  <table:table-cell office:value-type="float" office:value="187">
                <text:p>187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4">
                <text:p>22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205">
                <text:p>205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192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6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226">
                <text:p>226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  <table:table-cell office:value-type="float" office:value="187">
                <text:p>187</text:p>
              </table:table-cell>
              <table:table-cell office:value-type="float" office:value="192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  <table:table-cell office:value-type="float" office:value="209">
                <text:p>209</text:p>
              </table:table-cell>
              <table:table-cell office:value-type="float" office:value="204">
                <text:p>204</text:p>
              </table:table-cell>
              <table:table-cell office:value-type="float" office:value="195">
                <text:p>195</text:p>
              </table:table-cell>
              <table:table-cell office:value-type="float" office:value="192">
                <text:p>192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217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">
                <text:p>232</text:p>
              </table:table-cell>
              <table:table-cell office:value-type="float" office:value="221">
                <text:p>221</text:p>
              </table:table-cell>
              <table:table-cell office:value-type="float" office:value="217">
                <text:p>217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20">
                <text:p>220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26">
                <text:p>226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200">
                <text:p>200</text:p>
              </table:table-cell>
              <table:table-cell office:value-type="float" office:value="208">
                <text:p>208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208">
                <text:p>208</text:p>
              </table:table-cell>
              <table:table-cell office:value-type="float" office:value="202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220">
                <text:p>220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9">
                <text:p>229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18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">
                <text:p>232</text:p>
              </table:table-cell>
              <table:table-cell office:value-type="float" office:value="224">
                <text:p>224</text:p>
              </table:table-cell>
              <table:table-cell office:value-type="float" office:value="219">
                <text:p>219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199">
                <text:p>199</text:p>
              </table:table-cell>
              <table:table-cell office:value-type="float" office:value="193">
                <text:p>193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4">
                <text:p>234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228">
                <text:p>228</text:p>
              </table:table-cell>
              <table:table-cell office:value-type="float" office:value="219">
                <text:p>219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4">
                <text:p>234</text:p>
              </table:table-cell>
              <table:table-cell office:value-type="float" office:value="224">
                <text:p>224</text:p>
              </table:table-cell>
              <table:table-cell office:value-type="float" office:value="219">
                <text:p>219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198">
                <text:p>198</text:p>
              </table:table-cell>
              <table:table-cell office:value-type="float" office:value="193">
                <text:p>193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236">
                <text:p>23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15">
                <text:p>215</text:p>
              </table:table-cell>
              <table:table-cell office:value-type="float" office:value="209">
                <text:p>209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88">
                <text:p>188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230">
                <text:p>230</text:p>
              </table:table-cell>
              <table:table-cell office:value-type="float" office:value="219">
                <text:p>219</text:p>
              </table:table-cell>
              <table:table-cell office:value-type="float" office:value="215">
                <text:p>215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7.283cm" svg:height="10.136cm" xlink:href=".." xlink:type="simple" chart:class="chart:line" chart:style-name="ch1">
        <chart:legend chart:legend-position="end" svg:x="44.51cm" svg:y="1.034cm" style:legend-expansion="high" chart:style-name="ch2"/>
        <chart:plot-area chart:style-name="ch3" table:cell-range-address="combined.G1:combined.G67 combined.M1:combined.M67 combined.S1:combined.S67 combined.Y1:combined.Y67 combined.AE1:combined.AE67 combined.AK1:combined.AK67 combined.AQ1:combined.AQ67 combined.AW1:combined.AW67 combined.BC1:combined.BC67 combined.BI1:combined.BI67 combined.BO1:combined.BO67 combined.BU1:combined.BU67 combined.CA1:combined.CA67 combined.CG1:combined.CG67 combined.CM1:combined.CM67 combined.CS1:combined.CS67" chart:data-source-has-labels="row" svg:x="0.945cm" svg:y="0.202cm" svg:width="42.62cm" svg:height="9.732cm">
          <chartooo:coordinate-region svg:x="1.752cm" svg:y="0.401cm" svg:width="41.626cm" svg:height="8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bined.G4:combined.G67" chart:label-cell-address="combined.G1:combined.G3" chart:class="chart:line">
            <chart:data-point chart:repeated="64"/>
          </chart:series>
          <chart:series chart:style-name="ch8" chart:values-cell-range-address="combined.M4:combined.M67" chart:label-cell-address="combined.M1:combined.M3" chart:class="chart:line">
            <chart:data-point chart:repeated="64"/>
          </chart:series>
          <chart:series chart:style-name="ch9" chart:values-cell-range-address="combined.S4:combined.S67" chart:label-cell-address="combined.S1:combined.S3" chart:class="chart:line">
            <chart:data-point chart:repeated="64"/>
          </chart:series>
          <chart:series chart:style-name="ch10" chart:values-cell-range-address="combined.Y4:combined.Y67" chart:label-cell-address="combined.Y1:combined.Y3" chart:class="chart:line">
            <chart:data-point chart:repeated="64"/>
          </chart:series>
          <chart:series chart:style-name="ch11" chart:values-cell-range-address="combined.AE4:combined.AE67" chart:label-cell-address="combined.AE1:combined.AE3" chart:class="chart:line">
            <chart:data-point chart:repeated="64"/>
          </chart:series>
          <chart:series chart:style-name="ch12" chart:values-cell-range-address="combined.AK4:combined.AK67" chart:label-cell-address="combined.AK1:combined.AK3" chart:class="chart:line">
            <chart:data-point chart:repeated="64"/>
          </chart:series>
          <chart:series chart:style-name="ch13" chart:values-cell-range-address="combined.AQ4:combined.AQ67" chart:label-cell-address="combined.AQ1:combined.AQ3" chart:class="chart:line">
            <chart:data-point chart:repeated="64"/>
          </chart:series>
          <chart:series chart:style-name="ch14" chart:values-cell-range-address="combined.AW4:combined.AW67" chart:label-cell-address="combined.AW1:combined.AW3" chart:class="chart:line">
            <chart:data-point chart:repeated="64"/>
          </chart:series>
          <chart:series chart:style-name="ch15" chart:values-cell-range-address="combined.BC4:combined.BC67" chart:label-cell-address="combined.BC1:combined.BC3" chart:class="chart:line">
            <chart:data-point chart:repeated="64"/>
          </chart:series>
          <chart:series chart:style-name="ch16" chart:values-cell-range-address="combined.BI4:combined.BI67" chart:label-cell-address="combined.BI1:combined.BI3" chart:class="chart:line">
            <chart:data-point chart:repeated="64"/>
          </chart:series>
          <chart:series chart:style-name="ch17" chart:values-cell-range-address="combined.BO4:combined.BO67" chart:label-cell-address="combined.BO1:combined.BO3" chart:class="chart:line">
            <chart:data-point chart:repeated="64"/>
          </chart:series>
          <chart:series chart:style-name="ch18" chart:values-cell-range-address="combined.BU4:combined.BU67" chart:label-cell-address="combined.BU1:combined.BU3" chart:class="chart:line">
            <chart:data-point chart:repeated="64"/>
          </chart:series>
          <chart:series chart:style-name="ch19" chart:values-cell-range-address="combined.CA4:combined.CA67" chart:label-cell-address="combined.CA1:combined.CA3" chart:class="chart:line">
            <chart:data-point chart:repeated="64"/>
          </chart:series>
          <chart:series chart:style-name="ch20" chart:values-cell-range-address="combined.CG4:combined.CG67" chart:label-cell-address="combined.CG1:combined.CG3" chart:class="chart:line">
            <chart:data-point chart:repeated="64"/>
          </chart:series>
          <chart:series chart:style-name="ch21" chart:values-cell-range-address="combined.CM4:combined.CM67" chart:label-cell-address="combined.CM1:combined.CM3" chart:class="chart:line">
            <chart:data-point chart:repeated="64"/>
          </chart:series>
          <chart:series chart:style-name="ch10" chart:values-cell-range-address="combined.CS4:combined.CS67" chart:label-cell-address="combined.CS1:combined.CS3" chart:class="chart:line">
            <chart:data-point chart:repeated="6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med</text:p>
                <text:list>
                  <text:list-item>
                    <text:p>1</text:p>
                  </text:list-item>
                  <text:list-item>
                    <text:p>mmed</text:p>
                  </text:list-item>
                </text:list>
                <draw:g>
                  <svg:desc>combined.G1:combined.G3</svg:desc>
                </draw:g>
              </table:table-cell>
              <table:table-cell office:value-type="string">
                <text:p>10 mmed</text:p>
                <text:list>
                  <text:list-item>
                    <text:p>10</text:p>
                  </text:list-item>
                  <text:list-item>
                    <text:p>mmed</text:p>
                  </text:list-item>
                </text:list>
                <draw:g>
                  <svg:desc>combined.M1:combined.M3</svg:desc>
                </draw:g>
              </table:table-cell>
              <table:table-cell office:value-type="string">
                <text:p>11 mmed</text:p>
                <text:list>
                  <text:list-item>
                    <text:p>11</text:p>
                  </text:list-item>
                  <text:list-item>
                    <text:p>mmed</text:p>
                  </text:list-item>
                </text:list>
                <draw:g>
                  <svg:desc>combined.S1:combined.S3</svg:desc>
                </draw:g>
              </table:table-cell>
              <table:table-cell office:value-type="string">
                <text:p>12 mmed</text:p>
                <text:list>
                  <text:list-item>
                    <text:p>12</text:p>
                  </text:list-item>
                  <text:list-item>
                    <text:p>mmed</text:p>
                  </text:list-item>
                </text:list>
                <draw:g>
                  <svg:desc>combined.Y1:combined.Y3</svg:desc>
                </draw:g>
              </table:table-cell>
              <table:table-cell office:value-type="string">
                <text:p>13 mmed</text:p>
                <text:list>
                  <text:list-item>
                    <text:p>13</text:p>
                  </text:list-item>
                  <text:list-item>
                    <text:p>mmed</text:p>
                  </text:list-item>
                </text:list>
                <draw:g>
                  <svg:desc>combined.AE1:combined.AE3</svg:desc>
                </draw:g>
              </table:table-cell>
              <table:table-cell office:value-type="string">
                <text:p>14 mmed</text:p>
                <text:list>
                  <text:list-item>
                    <text:p>14</text:p>
                  </text:list-item>
                  <text:list-item>
                    <text:p>mmed</text:p>
                  </text:list-item>
                </text:list>
                <draw:g>
                  <svg:desc>combined.AK1:combined.AK3</svg:desc>
                </draw:g>
              </table:table-cell>
              <table:table-cell office:value-type="string">
                <text:p>15 mmed</text:p>
                <text:list>
                  <text:list-item>
                    <text:p>15</text:p>
                  </text:list-item>
                  <text:list-item>
                    <text:p>mmed</text:p>
                  </text:list-item>
                </text:list>
                <draw:g>
                  <svg:desc>combined.AQ1:combined.AQ3</svg:desc>
                </draw:g>
              </table:table-cell>
              <table:table-cell office:value-type="string">
                <text:p>1 mmed</text:p>
                <text:list>
                  <text:list-item>
                    <text:p>1</text:p>
                  </text:list-item>
                  <text:list-item>
                    <text:p>mmed</text:p>
                  </text:list-item>
                </text:list>
                <draw:g>
                  <svg:desc>combined.AW1:combined.AW3</svg:desc>
                </draw:g>
              </table:table-cell>
              <table:table-cell office:value-type="string">
                <text:p>2 mmed</text:p>
                <text:list>
                  <text:list-item>
                    <text:p>2</text:p>
                  </text:list-item>
                  <text:list-item>
                    <text:p>mmed</text:p>
                  </text:list-item>
                </text:list>
                <draw:g>
                  <svg:desc>combined.BC1:combined.BC3</svg:desc>
                </draw:g>
              </table:table-cell>
              <table:table-cell office:value-type="string">
                <text:p>3 mmed</text:p>
                <text:list>
                  <text:list-item>
                    <text:p>3</text:p>
                  </text:list-item>
                  <text:list-item>
                    <text:p>mmed</text:p>
                  </text:list-item>
                </text:list>
                <draw:g>
                  <svg:desc>combined.BI1:combined.BI3</svg:desc>
                </draw:g>
              </table:table-cell>
              <table:table-cell office:value-type="string">
                <text:p>4 mmed</text:p>
                <text:list>
                  <text:list-item>
                    <text:p>4</text:p>
                  </text:list-item>
                  <text:list-item>
                    <text:p>mmed</text:p>
                  </text:list-item>
                </text:list>
                <draw:g>
                  <svg:desc>combined.BO1:combined.BO3</svg:desc>
                </draw:g>
              </table:table-cell>
              <table:table-cell office:value-type="string">
                <text:p>5 mmed</text:p>
                <text:list>
                  <text:list-item>
                    <text:p>5</text:p>
                  </text:list-item>
                  <text:list-item>
                    <text:p>mmed</text:p>
                  </text:list-item>
                </text:list>
                <draw:g>
                  <svg:desc>combined.BU1:combined.BU3</svg:desc>
                </draw:g>
              </table:table-cell>
              <table:table-cell office:value-type="string">
                <text:p>6 mmed</text:p>
                <text:list>
                  <text:list-item>
                    <text:p>6</text:p>
                  </text:list-item>
                  <text:list-item>
                    <text:p>mmed</text:p>
                  </text:list-item>
                </text:list>
                <draw:g>
                  <svg:desc>combined.CA1:combined.CA3</svg:desc>
                </draw:g>
              </table:table-cell>
              <table:table-cell office:value-type="string">
                <text:p>7 mmed</text:p>
                <text:list>
                  <text:list-item>
                    <text:p>7</text:p>
                  </text:list-item>
                  <text:list-item>
                    <text:p>mmed</text:p>
                  </text:list-item>
                </text:list>
                <draw:g>
                  <svg:desc>combined.CG1:combined.CG3</svg:desc>
                </draw:g>
              </table:table-cell>
              <table:table-cell office:value-type="string">
                <text:p>8 mmed</text:p>
                <text:list>
                  <text:list-item>
                    <text:p>8</text:p>
                  </text:list-item>
                  <text:list-item>
                    <text:p>mmed</text:p>
                  </text:list-item>
                </text:list>
                <draw:g>
                  <svg:desc>combined.CM1:combined.CM3</svg:desc>
                </draw:g>
              </table:table-cell>
              <table:table-cell office:value-type="string">
                <text:p>9 mmed</text:p>
                <text:list>
                  <text:list-item>
                    <text:p>9</text:p>
                  </text:list-item>
                  <text:list-item>
                    <text:p>mmed</text:p>
                  </text:list-item>
                </text:list>
                <draw:g>
                  <svg:desc>combined.CS1:combined.C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">
                <text:p>205</text:p>
                <draw:g>
                  <svg:desc>combined.G4:combined.G67</svg:desc>
                </draw:g>
              </table:table-cell>
              <table:table-cell office:value-type="float" office:value="203">
                <text:p>203</text:p>
                <draw:g>
                  <svg:desc>combined.M4:combined.M67</svg:desc>
                </draw:g>
              </table:table-cell>
              <table:table-cell office:value-type="float" office:value="199">
                <text:p>199</text:p>
                <draw:g>
                  <svg:desc>combined.S4:combined.S67</svg:desc>
                </draw:g>
              </table:table-cell>
              <table:table-cell office:value-type="float" office:value="196">
                <text:p>196</text:p>
                <draw:g>
                  <svg:desc>combined.Y4:combined.Y67</svg:desc>
                </draw:g>
              </table:table-cell>
              <table:table-cell office:value-type="float" office:value="193">
                <text:p>193</text:p>
                <draw:g>
                  <svg:desc>combined.AE4:combined.AE67</svg:desc>
                </draw:g>
              </table:table-cell>
              <table:table-cell office:value-type="float" office:value="197">
                <text:p>197</text:p>
                <draw:g>
                  <svg:desc>combined.AK4:combined.AK67</svg:desc>
                </draw:g>
              </table:table-cell>
              <table:table-cell office:value-type="float" office:value="200">
                <text:p>200</text:p>
                <draw:g>
                  <svg:desc>combined.AQ4:combined.AQ67</svg:desc>
                </draw:g>
              </table:table-cell>
              <table:table-cell office:value-type="float" office:value="204">
                <text:p>204</text:p>
                <draw:g>
                  <svg:desc>combined.AW4:combined.AW67</svg:desc>
                </draw:g>
              </table:table-cell>
              <table:table-cell office:value-type="float" office:value="199">
                <text:p>199</text:p>
                <draw:g>
                  <svg:desc>combined.BC4:combined.BC67</svg:desc>
                </draw:g>
              </table:table-cell>
              <table:table-cell office:value-type="float" office:value="196">
                <text:p>196</text:p>
                <draw:g>
                  <svg:desc>combined.BI4:combined.BI67</svg:desc>
                </draw:g>
              </table:table-cell>
              <table:table-cell office:value-type="float" office:value="193">
                <text:p>193</text:p>
                <draw:g>
                  <svg:desc>combined.BO4:combined.BO67</svg:desc>
                </draw:g>
              </table:table-cell>
              <table:table-cell office:value-type="float" office:value="189">
                <text:p>189</text:p>
                <draw:g>
                  <svg:desc>combined.BU4:combined.BU67</svg:desc>
                </draw:g>
              </table:table-cell>
              <table:table-cell office:value-type="float" office:value="192">
                <text:p>192</text:p>
                <draw:g>
                  <svg:desc>combined.CA4:combined.CA67</svg:desc>
                </draw:g>
              </table:table-cell>
              <table:table-cell office:value-type="float" office:value="196">
                <text:p>196</text:p>
                <draw:g>
                  <svg:desc>combined.CG4:combined.CG67</svg:desc>
                </draw:g>
              </table:table-cell>
              <table:table-cell office:value-type="float" office:value="208">
                <text:p>208</text:p>
                <draw:g>
                  <svg:desc>combined.CM4:combined.CM67</svg:desc>
                </draw:g>
              </table:table-cell>
              <table:table-cell office:value-type="float" office:value="206">
                <text:p>206</text:p>
                <draw:g>
                  <svg:desc>combined.CS4:combined.CS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201">
                <text:p>201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5">
                <text:p>2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223">
                <text:p>22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18">
                <text:p>21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11">
                <text:p>211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196">
                <text:p>196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224">
                <text:p>22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218">
                <text:p>21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208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">
                <text:p>174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83">
                <text:p>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1">
                <text:p>201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">
                <text:p>178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79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4">
                <text:p>1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1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">
                <text:p>19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0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82">
                <text:p>1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">
                <text:p>177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">
                <text:p>193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90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87">
                <text:p>187</text:p>
              </table:table-cell>
              <table:table-cell office:value-type="float" office:value="181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5">
                <text:p>2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8">
                <text:p>208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">
                <text:p>202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208">
                <text:p>2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207">
                <text:p>207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5">
                <text:p>215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18">
                <text:p>21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219">
                <text:p>21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218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